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_5f_-title">
      <style:graphic-properties draw:auto-grow-height="true" fo:min-height="3.506cm"/>
    </style:style>
    <style:style style:name="pr2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-notes">
      <style:graphic-properties draw:fill-color="#ffffff" draw:auto-grow-height="true" fo:min-height="13.364cm"/>
    </style:style>
    <style:style style:name="pr4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5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6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7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8" style:family="presentation" style:parent-style-name="Predeterminado_5f_-subtitle" style:list-style-name="L1">
      <style:graphic-properties draw:fill-color="#ffffff" draw:textarea-vertical-align="top" draw:auto-grow-height="true" fo:min-height="17.016cm"/>
    </style:style>
    <style:style style:name="pr9" style:family="presentation" style:parent-style-name="Predeterminado_5f_-subtitle" style:list-style-name="L1">
      <style:graphic-properties draw:fill-color="#ffffff" draw:textarea-vertical-align="top" draw:auto-grow-height="true" fo:min-height="18cm"/>
    </style:style>
    <style:style style:name="pr10" style:family="presentation" style:parent-style-name="Predeterminado_5f_-subtitle" style:list-style-name="L1">
      <style:graphic-properties draw:fill-color="#ffffff" draw:textarea-vertical-align="top" draw:auto-grow-height="true" fo:min-height="18cm"/>
    </style:style>
    <style:style style:name="pr11" style:family="presentation" style:parent-style-name="Predeterminado_5f_-subtitle" style:list-style-name="L1">
      <style:graphic-properties draw:fill-color="#ffffff" draw:textarea-vertical-align="top" draw:auto-grow-height="true" fo:min-height="14.821cm"/>
    </style:style>
    <style:style style:name="pr12" style:family="presentation" style:parent-style-name="Predeterminado_5f_-subtitle" style:list-style-name="L1">
      <style:graphic-properties draw:fill-color="#ffffff" draw:textarea-vertical-align="top" draw:auto-grow-height="true" fo:min-height="14.821cm"/>
    </style:style>
    <style:style style:name="pr13" style:family="presentation" style:parent-style-name="Predeterminado_5f_-subtitle" style:list-style-name="L1">
      <style:graphic-properties draw:fill-color="#ffffff" draw:textarea-vertical-align="top" draw:auto-grow-height="true" fo:min-height="14.821cm"/>
    </style:style>
    <style:style style:name="pr14" style:family="presentation" style:parent-style-name="Predeterminado_5f_-subtitle" style:list-style-name="L1">
      <style:graphic-properties draw:fill-color="#ffffff" draw:textarea-vertical-align="top" draw:auto-grow-height="true" fo:min-height="14.821cm"/>
    </style:style>
    <style:style style:name="pr15" style:family="presentation" style:parent-style-name="Predeterminado_5f_-subtitle" style:list-style-name="L1">
      <style:graphic-properties draw:fill-color="#ffffff" draw:textarea-vertical-align="top" draw:auto-grow-height="true" fo:min-height="14.821cm"/>
    </style:style>
    <style:style style:name="P1" style:family="paragraph">
      <style:paragraph-properties fo:margin-top="0.205cm" fo:margin-bottom="0.205cm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top="0.205cm" fo:margin-bottom="0.205cm" fo:text-align="start"/>
    </style:style>
    <style:style style:name="P4" style:family="paragraph">
      <style:paragraph-properties fo:margin-top="0.205cm" fo:margin-bottom="0.205cm" fo:text-align="start"/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margin-top="0.205cm" fo:margin-bottom="0.205cm" fo:line-height="115%" fo:text-align="start"/>
      <style:text-properties fo:font-size="26pt" style:font-size-asian="26pt" style:font-size-complex="26pt"/>
    </style:style>
    <style:style style:name="P7" style:family="paragraph">
      <style:paragraph-properties fo:margin-top="0.205cm" fo:margin-bottom="0.205cm" fo:text-align="start"/>
      <style:text-properties fo:font-size="2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ERRORES</text:span></text:p>
          </draw:text-box>
        </draw:frame>
        <draw:frame presentation:style-name="pr2" draw:text-style-name="P4" draw:layer="layout" svg:width="22.2cm" svg:height="15.057cm" svg:x="2.9cm" svg:y="4cm" presentation:class="subtitle" presentation:user-transformed="true">
          <draw:text-box>
            <text:list text:style-name="L2">
              <text:list-item>
                <text:p text:style-name="P3"><text:span text:style-name="T2">Principales errores (bugs)</text:span></text:p>
              </text:list-item>
              <text:list-item>
                <text:p text:style-name="P3"><text:span text:style-name="T2">Tipos de errores</text:span></text:p>
              </text:list-item>
              <text:list-item>
                <text:p text:style-name="P3"><text:span text:style-name="T2">Detección de errores de compilación</text:span></text:p>
              </text:list-item>
              <text:list-item>
                <text:p text:style-name="P3"><text:span text:style-name="T2">Detección de errores en tiempo de ejecución</text:span></text:p>
              </text:list-item>
              <text:list-item>
                <text:p text:style-name="P3"><text:span text:style-name="T2">Detección de errores lógicos</text:span></text:p>
              </text:list-item>
              <text:list-item>
                <text:p text:style-name="P3"><text:span text:style-name="T2">Uso de cout para detectar errores</text:span></text:p>
              </text:list-item>
              <text:list-item>
                <text:p text:style-name="P3"><text:span text:style-name="T2">Uso de gdb</text:span></text:p>
              </text:list-item>
              <text:list-item>
                <text:p text:style-name="P3"><text:span text:style-name="T2">Comandos básicos en gdb</text:span></text:p>
              </text:list-item>
              <text:list-item>
                <text:p text:style-name="P3"><text:span text:style-name="T2">Proble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PRINCIPALES ERRORES (BUGS)</text:span></text:p>
          </draw:text-box>
        </draw:frame>
        <draw:frame presentation:style-name="pr4" draw:text-style-name="P6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6"><text:span text:style-name="T2">División por cero.</text:span></text:p>
              </text:list-item>
              <text:list-item>
                <text:p text:style-name="P6"><text:span text:style-name="T2">Ciclo infinito.</text:span></text:p>
              </text:list-item>
              <text:list-item>
                <text:p text:style-name="P6"><text:span text:style-name="T2">Problemas aritméticos como desbordamientos (overflow).</text:span></text:p>
              </text:list-item>
              <text:list-item>
                <text:p text:style-name="P6"><text:span text:style-name="T2">Exceder el tamaño del array.</text:span></text:p>
              </text:list-item>
              <text:list-item>
                <text:p text:style-name="P6"><text:span text:style-name="T2">Utilizar una variable no inicializada.</text:span></text:p>
              </text:list-item>
              <text:list-item>
                <text:p text:style-name="P6"><text:span text:style-name="T2">Acceder a memoria no permitida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TIPOS DE ERRORES</text:span></text:p>
          </draw:text-box>
        </draw:frame>
        <draw:frame presentation:style-name="pr5" draw:text-style-name="P4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3"><text:span text:style-name="T2">Errores de compilación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Aquellos que el mismo compilador advierte, suelen ser errores de sintaxis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Errores en tiempo de ejecución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Son los errores que se producen al ejecutar el program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Errores lógico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Aunque el programa se compila y ejecuta sin advertencias de errores, el resultado no es el esperad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DE COMPILACIÓN</text:span></text:p>
          </draw:text-box>
        </draw:frame>
        <draw:frame presentation:style-name="pr6" draw:text-style-name="P4" draw:layer="layout" svg:width="23.6cm" svg:height="16.662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Serán los más fáciles de encontra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El propio compilador referencia donde ocurre el error (la línea).</text:span></text:p>
                      </text:list-item>
                      <text:list-item>
                        <text:p text:style-name="P3"><text:span text:style-name="T2">Se incluye una descripción (generalmente en inglés) del posible motivo del error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EN TIEMPO DE EJECUCIÓN</text:span></text:p>
          </draw:text-box>
        </draw:frame>
        <draw:frame presentation:style-name="pr7" draw:text-style-name="P4" draw:layer="layout" svg:width="23.6cm" svg:height="16.662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Por lo general es el sistema operativo o la consola los que nos avisan del error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uede o no incluir una pequeña descripción del fallo.</text:span></text:p>
                      </text:list-item>
                      <text:list-item>
                        <text:p text:style-name="P3"><text:span text:style-name="T2">Al ocurrir durante la ejecución del binario ya no es posible saber en que línea del código fuente ocurre el problema.</text:span></text:p>
                      </text:list-item>
                      <text:list-item>
                        <text:p text:style-name="P3"><text:span text:style-name="T2">Para detectarlos basta, normalmente, con repasar las posibles fuentes del tipo de error del que nos avisa el ordenar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DETECCIÓN DE ERRORES LÓGICOS</text:span></text:p>
          </draw:text-box>
        </draw:frame>
        <draw:frame presentation:style-name="pr8" draw:text-style-name="P4" draw:layer="layout" svg:width="23.6cm" svg:height="17.076cm" svg:x="2.6cm" svg:y="4.579cm" presentation:class="subtitle" presentation:user-transformed="true">
          <draw:text-box>
            <text:list text:style-name="L1">
              <text:list-item>
                <text:p text:style-name="P3"><text:span text:style-name="T2">No producen ningún código de error ni al compilar ni al ejecutar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or lo anterior son los más difíciles de detectar (no hay ningún aviso).</text:span></text:p>
                      </text:list-item>
                      <text:list-item>
                        <text:p text:style-name="P3"><text:span text:style-name="T2">Pueden pasar inadvertidos durante mucho tiempo.</text:span></text:p>
                      </text:list-item>
                      <text:list-item>
                        <text:p text:style-name="P3"><text:span text:style-name="T2">Encontrar la fuente del error suele ser costoso, más cuanto más largo y complejo sea el programa </text:span><text:span text:style-name="T2"><text:line-break/></text:span><text:span text:style-name="T2">(por eso es recomendable subdividir los programas)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3"><text:span text:style-name="T2">La primera recomendación es repasar las partes del código de las que dudábamos o cuyo algoritmo nos llevó más tiempo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COUT PARA DETECTAR BUGS</text:span></text:p>
          </draw:text-box>
        </draw:frame>
        <draw:frame presentation:style-name="pr9" draw:text-style-name="P4" draw:layer="layout" svg:width="23.6cm" svg:height="18cm" svg:x="2.6cm" svg:y="5.4cm" presentation:class="subtitle" presentation:user-transformed="true">
          <draw:text-box>
            <text:list text:style-name="L1">
              <text:list-item>
                <text:p text:style-name="P3"><text:span text:style-name="T2">Para los errores que no son de compilación suele ser muy utilizar un salida por pantalla estratégicamente colocada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Podemos ir forzando al programa a escribir por pantalla distintos pasos del algoritmo para garantizarnos que hace lo que esperamos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4">
              <text:list-item>
                <text:p text:style-name="P3"><text:span text:style-name="T2">Lugares “estratégicos”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2">Después de la obtención de datos (lectura).</text:span></text:p>
                              </text:list-item>
                              <text:list-item>
                                <text:p text:style-name="P3"><text:span text:style-name="T2">Después de los bucle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style-name="L4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COUT PARA DETECTAR BUGS</text:span></text:p>
          </draw:text-box>
        </draw:frame>
        <draw:frame presentation:style-name="pr10" draw:text-style-name="P4" draw:layer="layout" svg:width="23.6cm" svg:height="18cm" svg:x="2.6cm" svg:y="5.4cm" presentation:class="subtitle" presentation:user-transformed="true">
          <draw:text-box>
            <text:list text:style-name="L1">
              <text:list-item>
                <text:p text:style-name="P3"><text:span text:style-name="T2">¿Qué escribir por pantalla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Las variables manipuladas: errores de manipulación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2">Las variables a partir de las que se hacen las operacion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USO DE GDB</text:span></text:p>
          </draw:text-box>
        </draw:frame>
        <draw:frame presentation:style-name="pr11" draw:text-style-name="P4" draw:layer="layout" svg:width="23.6cm" svg:height="15.195cm" svg:x="2.6cm" svg:y="4.579cm" presentation:class="subtitle" presentation:user-transformed="true">
          <draw:text-box>
            <text:list text:style-name="L1">
              <text:list-item>
                <text:p text:style-name="P7"><text:span text:style-name="T2">gdb es un software libre depurador de fallos para sistemas UNIX.</text:span></text:p>
                <text:p text:style-name="P7"><text:span text:style-name="T2"/></text:p>
              </text:list-item>
              <text:list-item>
                <text:p text:style-name="P7"><text:span text:style-name="T2">Para poder usarlo con un código fuente hay que incluir la opción -g en la compilación:</text:span></text:p>
              </text:list-item>
            </text:list>
            <text:p><text:span text:style-name="T3">g++ -g CodigoFuente.cpp -o NombreDelEjecutable</text:span></text:p>
            <text:list text:continue-numbering="true" text:style-name="L1">
              <text:list-header>
                <text:p text:style-name="P7"><text:span text:style-name="T2"/></text:p>
              </text:list-header>
              <text:list-item>
                <text:p text:style-name="P7"><text:span text:style-name="T2">Formas de abrir un programa con gdb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2">Introduciendo la orden: </text:span><text:span text:style-name="T4">gdb nombre_ejecutable</text:span></text:p>
                      </text:list-item>
                      <text:list-item>
                        <text:p text:style-name="P7"><text:span text:style-name="T5">Con gdb abierto: </text:span><text:span text:style-name="T4">file nombre_ejecutable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2"/></text:p>
            <text:list text:style-name="L1">
              <text:list-item>
                <text:p text:style-name="P7"><text:span text:style-name="T2">En la terminal gdb: ENTER repite la última orden.</text:span></text:p>
              </text:list-item>
            </text:list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2" draw:text-style-name="P4" draw:layer="layout" svg:width="23.6cm" svg:height="15.633cm" svg:x="2.6cm" svg:y="4.579cm" presentation:class="subtitle" presentation:user-transformed="true">
          <draw:text-box>
            <text:list text:style-name="L1">
              <text:list-item>
                <text:p text:style-name="P7"><text:span text:style-name="T2">help/h</text:span></text:p>
                <text:list>
                  <text:list-item>
                    <text:list>
                      <text:list-header>
                        <text:p text:style-name="P7"><text:span text:style-name="T2">Abre la ayuda de gdb.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quit/q</text:span></text:p>
                <text:list>
                  <text:list-item>
                    <text:list>
                      <text:list-header>
                        <text:p text:style-name="P7"><text:span text:style-name="T2">Cierra gdb y vuelve a la terminal unix.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run</text:span></text:p>
                <text:list>
                  <text:list-item>
                    <text:list>
                      <text:list-header>
                        <text:p text:style-name="P7"><text:span text:style-name="T2">Ejecuta el programa que estamos depurando.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list/l </text:span><text:span text:style-name="T4">línea_inicio, línea_final</text:span></text:p>
                <text:list>
                  <text:list-item>
                    <text:list>
                      <text:list-header>
                        <text:p text:style-name="P7"><text:span text:style-name="T2">Muestra el código fuente entre las líneas indicadas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break </text:span><text:span text:style-name="T4">línea/nombre_función</text:span></text:p>
                <text:list>
                  <text:list-item>
                    <text:list>
                      <text:list-header>
                        <text:p text:style-name="P7"><text:span text:style-name="T2">Hace que la ejecución del programa se pare en el punto indicado</text:span></text:p>
                      </text:list-header>
                    </text:list>
                  </text:list-item>
                </text:list>
              </text:list-item>
            </text:list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3" draw:text-style-name="P4" draw:layer="layout" svg:width="23.6cm" svg:height="18.515cm" svg:x="2.6cm" svg:y="4.579cm" presentation:class="subtitle" presentation:user-transformed="true">
          <draw:text-box>
            <text:list text:style-name="L1">
              <text:list-item>
                <text:p text:style-name="P7"><text:span text:style-name="T2">breaktrace/bt</text:span></text:p>
                <text:list>
                  <text:list-item>
                    <text:list>
                      <text:list-header>
                        <text:p text:style-name="P7"><text:span text:style-name="T2">Rastrea la línea que ocasionó el error si la línea en que refiere gdb el problema no pertenece a nuestro código fuente. 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next/n</text:span></text:p>
                <text:list>
                  <text:list-item>
                    <text:list>
                      <text:list-header>
                        <text:p text:style-name="P7"><text:span text:style-name="T2">Ejecuta la siguiente línea del programa, si esta llama a una función la ejecuta al completo.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step</text:span></text:p>
                <text:list>
                  <text:list-item>
                    <text:list>
                      <text:list-header>
                        <text:p text:style-name="P7"><text:span text:style-name="T2">Ejecuta paso a paso el programa, entrando en la funciones si las hubiera.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print/p </text:span><text:span text:style-name="T4">expresión_o_variable</text:span></text:p>
                <text:list>
                  <text:list-item>
                    <text:list>
                      <text:list-header>
                        <text:p text:style-name="P7"><text:span text:style-name="T2">Devuelve por pantalla el resultado de evaluar la expresión o la variable indicada.</text:span></text:p>
                      </text:list-header>
                    </text:list>
                  </text:list-item>
                </text:list>
                <text:p text:style-name="P7"><text:span text:style-name="T2"/></text:p>
              </text:list-item>
            </text:list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COMANDOS BÁSICOS EN GDB</text:span></text:p>
          </draw:text-box>
        </draw:frame>
        <draw:frame presentation:style-name="pr14" draw:text-style-name="P4" draw:layer="layout" svg:width="23.6cm" svg:height="17.281cm" svg:x="2.6cm" svg:y="4.579cm" presentation:class="subtitle" presentation:user-transformed="true">
          <draw:text-box>
            <text:list text:style-name="L1">
              <text:list-item>
                <text:p text:style-name="P7"><text:span text:style-name="T2">set </text:span><text:span text:style-name="T4">variable</text:span><text:span text:style-name="T5">=</text:span><text:span text:style-name="T4">expresión</text:span></text:p>
                <text:list>
                  <text:list-item>
                    <text:list>
                      <text:list-header>
                        <text:p text:style-name="P7"><text:span text:style-name="T2">Modifica el valor de la variable al vuelo (en la línea que se ejecuta). 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continue/c</text:span></text:p>
                <text:list>
                  <text:list-item>
                    <text:list>
                      <text:list-header>
                        <text:p text:style-name="P7"><text:span text:style-name="T2">Continúa la ejecución del programa hasta el siguiente breakpoint o hasta que finalice.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condition </text:span><text:span text:style-name="T4">nº_breakpoint condición_lógica</text:span></text:p>
                <text:list>
                  <text:list-item>
                    <text:list>
                      <text:list-header>
                        <text:p text:style-name="P7"><text:span text:style-name="T2">El programa se para en ese punto sólo si se cumple la condición lógica.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2">delete </text:span><text:span text:style-name="T4">nº_breakpoint</text:span></text:p>
                <text:list>
                  <text:list-item>
                    <text:list>
                      <text:list-header>
                        <text:p text:style-name="P7"><text:span text:style-name="T2">Elimina el breakpoint referencia por su número. También se puede referenciar la línea o nombre de la función en la que se estableció el breakpoint.</text:span></text:p>
                      </text:list-header>
                    </text:list>
                  </text:list-item>
                </text:list>
                <text:p text:style-name="P7"><text:span text:style-name="T2"/></text:p>
              </text:list-item>
            </text:list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PROBLEMAS PROPUESTOS</text:span></text:p>
          </draw:text-box>
        </draw:frame>
        <draw:frame presentation:style-name="pr15" draw:text-style-name="P4" draw:layer="layout" svg:width="23.6cm" svg:height="14.821cm" svg:x="2.6cm" svg:y="4.579cm" presentation:class="subtitle" presentation:user-transformed="true">
          <draw:text-box>
            <text:list text:style-name="L1">
              <text:list-item>
                <text:p text:style-name="P7"><text:span text:style-name="T2">Entontrar y solucionar los problemas de los programas incluidos: error1.cpp, error2.cpp y error3.cpp</text:span></text:p>
              </text:list-item>
            </text:list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04-16T16:04:01.194844469</dc:date>
    <dc:creator>trivi </dc:creator>
    <meta:editing-duration>PT6H24S</meta:editing-duration>
    <meta:editing-cycles>61</meta:editing-cycles>
    <meta:generator>LibreOffice/4.3.3.2$Linux_x86 LibreOffice_project/430m0$Build-2</meta:generator>
    <meta:document-statistic meta:object-count="77"/>
  </office:meta>
</office:document-meta>
</file>